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0.25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4.2pt" fo:break-before="auto" style:use-optimal-row-height="true"/>
    </style:style>
    <style:style style:name="ro4" style:family="table-row">
      <style:table-row-properties style:row-height="15pt" fo:break-before="auto" style:use-optimal-row-height="true"/>
    </style:style>
    <style:style style:name="ro5" style:family="table-row">
      <style:table-row-properties style:row-height="18.5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style:font-size-asian="12pt" style:font-size-complex="12pt"/>
    </style:style>
    <style:style style:name="ce2" style:family="table-cell" style:parent-style-name="Default">
      <style:table-cell-properties style:vertical-align="automatic"/>
      <style:text-properties fo:font-size="12pt" style:font-size-asian="12pt" style:font-size-complex="12pt"/>
    </style:style>
    <style:style style:name="ce3" style:family="table-cell" style:parent-style-name="Default">
      <style:text-properties fo:font-size="12pt" style:font-size-asian="12pt" style:font-size-complex="12pt"/>
    </style:style>
    <style:style style:name="ce4" style:family="table-cell" style:parent-style-name="Default">
      <style:text-properties fo:font-size="14pt" style:font-size-asian="14pt" style:font-size-complex="14pt"/>
    </style:style>
    <style:style style:name="ce5" style:family="table-cell" style:parent-style-name="Default">
      <style:text-properties fo:font-size="15pt" style:font-size-asian="15pt" style:font-size-complex="15pt"/>
    </style:style>
    <style:style style:name="ce6" style:family="table-cell" style:parent-style-name="Default">
      <style:table-cell-properties fo:border-bottom="0.06pt solid #00000a" style:text-align-source="fix" style:repeat-content="false" fo:border-left="0.51pt solid #00000a" fo:border-right="0.51pt solid #00000a" fo:border-top="0.06pt solid #00000a"/>
      <style:paragraph-properties fo:text-align="center"/>
      <style:text-properties style:use-window-font-color="true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ar" style:country-asian="SA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0.06pt solid #00000a" style:text-align-source="fix" style:repeat-content="false" fo:border-left="0.51pt solid #00000a" fo:border-right="0.51pt solid #00000a" fo:border-top="0.06pt solid #00000a"/>
      <style:paragraph-properties fo:text-align="center"/>
      <style:text-properties style:use-window-font-color="true" style:text-outline="false" style:text-line-through-style="none" style:text-line-through-type="none" style:font-name="Times New Roman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ar" style:country-asian="SA" style:font-style-asian="normal" style:font-weight-asian="normal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0.06pt solid #00000a" style:text-align-source="fix" style:repeat-content="false" fo:border-left="0.51pt solid #00000a" fo:border-right="0.51pt solid #00000a" fo:border-top="0.06pt solid #00000a"/>
      <style:paragraph-properties fo:text-align="center"/>
      <style:text-properties style:use-window-font-color="true" style:text-outline="false" style:text-line-through-style="none" style:text-line-through-type="none" style:font-name="Times New Roman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4pt" style:language-asian="ar" style:country-asian="SA" style:font-style-asian="normal" style:font-weight-asian="bold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>
      <style:text-properties style:font-name="Liberation Sans" style:font-name-asian="Noto Sans CJK SC Regular" style:font-name-complex="FreeSans"/>
    </style:style>
    <style:style style:name="T1" style:family="text">
      <style:text-properties style:font-size-asian="12pt" style:font-size-complex="12pt"/>
    </style:style>
    <style:style style:name="T2" style:family="text">
      <style:text-properties style:font-size-asian="12pt" style:font-size-complex="12pt" style:font-name="Liberation Sans"/>
    </style:style>
    <style:style style:name="T3" style:family="text">
      <style:text-properties style:font-name="Liberation Sans" style:font-size-asian="12pt" style:font-size-complex="12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/>
          <table:table-cell table:style-name="ce6" office:value-type="string" calcext:value-type="string">
            <text:p>Xa</text:p>
          </table:table-cell>
          <table:table-cell table:style-name="ce7" office:value-type="string" calcext:value-type="string">
            <text:p>Xп</text:p>
          </table:table-cell>
          <table:table-cell table:style-name="ce7" office:value-type="string" calcext:value-type="string">
            <text:p>X*a</text:p>
          </table:table-cell>
          <table:table-cell/>
          <table:table-cell table:style-name="ce2" office:value-type="string" calcext:value-type="string">
            <text:p><text:span text:style-name="T1">X</text:span><text:span text:style-name="T2">ˉa and Xˉ*a</text:span></text:p>
          </table:table-cell>
          <table:table-cell table:style-name="ce3" office:value-type="string" calcext:value-type="string">
            <text:p>Xˉп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/>
          <table:table-cell office:value-type="float" office:value="8.236363636" calcext:value-type="float">
            <text:p>8.236363636</text:p>
          </table:table-cell>
          <table:table-cell table:style-name="ce9" table:formula="of:=SUM([.C$2:.C$12])/11" office:value-type="float" office:value="13.3636363636364" calcext:value-type="float">
            <text:p>13.3636363636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8" office:value-type="float" office:value="2.5" calcext:value-type="float">
            <text:p>2.5</text:p>
          </table:table-cell>
          <table:table-cell table:style-name="ce7" office:value-type="float" office:value="3.6" calcext:value-type="float">
            <text:p>3.6</text:p>
          </table:table-cell>
          <table:table-cell/>
          <table:table-cell office:value-type="float" office:value="8.236363636" calcext:value-type="float">
            <text:p>8.236363636</text:p>
          </table:table-cell>
          <table:table-cell table:style-name="ce9" table:formula="of:=SUM([.C$2:.C$12])/11" office:value-type="float" office:value="13.3636363636364" calcext:value-type="float">
            <text:p>13.3636363636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7" office:value-type="float" office:value="4.2" calcext:value-type="float">
            <text:p>4.2</text:p>
          </table:table-cell>
          <table:table-cell table:style-name="ce8" office:value-type="float" office:value="2.5" calcext:value-type="float">
            <text:p>2.5</text:p>
          </table:table-cell>
          <table:table-cell table:style-name="ce7" office:value-type="float" office:value="3.6" calcext:value-type="float">
            <text:p>3.6</text:p>
          </table:table-cell>
          <table:table-cell/>
          <table:table-cell office:value-type="float" office:value="8.236363636" calcext:value-type="float">
            <text:p>8.236363636</text:p>
          </table:table-cell>
          <table:table-cell table:style-name="ce9" table:formula="of:=SUM([.C$2:.C$12])/11" office:value-type="float" office:value="13.3636363636364" calcext:value-type="float">
            <text:p>13.3636363636</text:p>
          </table:table-cell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5.1" calcext:value-type="float">
            <text:p>5.1</text:p>
          </table:table-cell>
          <table:table-cell/>
          <table:table-cell office:value-type="float" office:value="8.236363636" calcext:value-type="float">
            <text:p>8.236363636</text:p>
          </table:table-cell>
          <table:table-cell table:style-name="ce9" table:formula="of:=SUM([.C$2:.C$12])/11" office:value-type="float" office:value="13.3636363636364" calcext:value-type="float">
            <text:p>13.3636363636</text:p>
          </table:table-cell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8" office:value-type="float" office:value="5" calcext:value-type="float">
            <text:p>5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5.1" calcext:value-type="float">
            <text:p>5.1</text:p>
          </table:table-cell>
          <table:table-cell/>
          <table:table-cell office:value-type="float" office:value="8.236363636" calcext:value-type="float">
            <text:p>8.236363636</text:p>
          </table:table-cell>
          <table:table-cell table:style-name="ce9" table:formula="of:=SUM([.C$2:.C$12])/11" office:value-type="float" office:value="13.3636363636364" calcext:value-type="float">
            <text:p>13.3636363636</text:p>
          </table:table-cell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8" office:value-type="float" office:value="0.4" calcext:value-type="float">
            <text:p>0.4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5.1" calcext:value-type="float">
            <text:p>5.1</text:p>
          </table:table-cell>
          <table:table-cell/>
          <table:table-cell office:value-type="float" office:value="8.236363636" calcext:value-type="float">
            <text:p>8.236363636</text:p>
          </table:table-cell>
          <table:table-cell table:style-name="ce9" table:formula="of:=SUM([.C$2:.C$12])/11" office:value-type="float" office:value="13.3636363636364" calcext:value-type="float">
            <text:p>13.3636363636</text:p>
          </table:table-cell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5.1" calcext:value-type="float">
            <text:p>5.1</text:p>
          </table:table-cell>
          <table:table-cell/>
          <table:table-cell office:value-type="float" office:value="8.236363636" calcext:value-type="float">
            <text:p>8.236363636</text:p>
          </table:table-cell>
          <table:table-cell table:style-name="ce9" table:formula="of:=SUM([.C$2:.C$12])/11" office:value-type="float" office:value="13.3636363636364" calcext:value-type="float">
            <text:p>13.3636363636</text:p>
          </table:table-cell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float" office:value="11" calcext:value-type="float">
            <text:p>11</text:p>
          </table:table-cell>
          <table:table-cell/>
          <table:table-cell office:value-type="float" office:value="8.236363636" calcext:value-type="float">
            <text:p>8.236363636</text:p>
          </table:table-cell>
          <table:table-cell table:style-name="ce9" table:formula="of:=SUM([.C$2:.C$12])/11" office:value-type="float" office:value="13.3636363636364" calcext:value-type="float">
            <text:p>13.3636363636</text:p>
          </table:table-cell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7" office:value-type="float" office:value="12" calcext:value-type="float">
            <text:p>12</text:p>
          </table:table-cell>
          <table:table-cell table:style-name="ce8" office:value-type="float" office:value="24" calcext:value-type="float">
            <text:p>24</text:p>
          </table:table-cell>
          <table:table-cell table:style-name="ce7" office:value-type="float" office:value="17" calcext:value-type="float">
            <text:p>17</text:p>
          </table:table-cell>
          <table:table-cell/>
          <table:table-cell office:value-type="float" office:value="8.236363636" calcext:value-type="float">
            <text:p>8.236363636</text:p>
          </table:table-cell>
          <table:table-cell table:style-name="ce9" table:formula="of:=SUM([.C$2:.C$12])/11" office:value-type="float" office:value="13.3636363636364" calcext:value-type="float">
            <text:p>13.3636363636</text:p>
          </table:table-cell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7" office:value-type="float" office:value="18" calcext:value-type="float">
            <text:p>18</text:p>
          </table:table-cell>
          <table:table-cell table:style-name="ce8" office:value-type="float" office:value="24" calcext:value-type="float">
            <text:p>24</text:p>
          </table:table-cell>
          <table:table-cell table:style-name="ce7" office:value-type="float" office:value="17" calcext:value-type="float">
            <text:p>17</text:p>
          </table:table-cell>
          <table:table-cell/>
          <table:table-cell office:value-type="float" office:value="8.236363636" calcext:value-type="float">
            <text:p>8.236363636</text:p>
          </table:table-cell>
          <table:table-cell table:style-name="ce9" table:formula="of:=SUM([.C$2:.C$12])/11" office:value-type="float" office:value="13.3636363636364" calcext:value-type="float">
            <text:p>13.3636363636</text:p>
          </table:table-cell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7" office:value-type="float" office:value="21" calcext:value-type="float">
            <text:p>21</text:p>
          </table:table-cell>
          <table:table-cell table:style-name="ce8" office:value-type="float" office:value="24" calcext:value-type="float">
            <text:p>24</text:p>
          </table:table-cell>
          <table:table-cell table:style-name="ce7" office:value-type="float" office:value="17" calcext:value-type="float">
            <text:p>17</text:p>
          </table:table-cell>
          <table:table-cell/>
          <table:table-cell office:value-type="float" office:value="8.236363636" calcext:value-type="float">
            <text:p>8.236363636</text:p>
          </table:table-cell>
          <table:table-cell table:style-name="ce9" table:formula="of:=SUM([.C$2:.C$12])/11" office:value-type="float" office:value="13.3636363636364" calcext:value-type="float">
            <text:p>13.3636363636</text:p>
          </table:table-cell>
        </table:table-row>
        <table:table-row table:style-name="ro2" table:number-rows-repeated="3">
          <table:table-cell table:number-columns-repeated="7"/>
        </table:table-row>
        <table:table-row table:style-name="ro3">
          <table:table-cell table:style-name="ce2" office:value-type="string" calcext:value-type="string">
            <text:p><text:span text:style-name="T1">X</text:span><text:span text:style-name="T2">ˉa</text:span></text:p>
          </table:table-cell>
          <table:table-cell table:formula="of:=1/11*SUM([.B2:.B12])" office:value-type="float" office:value="8.23636363636364" calcext:value-type="float">
            <text:p>8.2363636364</text:p>
          </table:table-cell>
          <table:table-cell table:number-columns-repeated="5"/>
        </table:table-row>
        <table:table-row table:style-name="ro2">
          <table:table-cell table:number-columns-repeated="7"/>
        </table:table-row>
        <table:table-row table:style-name="ro4">
          <table:table-cell table:style-name="ce3" office:value-type="string" calcext:value-type="string">
            <text:p>Xˉ*a</text:p>
          </table:table-cell>
          <table:table-cell table:formula="of:=SUM([.D2:.D12])/11" office:value-type="float" office:value="8.23636363636364" calcext:value-type="float">
            <text:p>8.2363636364</text:p>
          </table:table-cell>
          <table:table-cell table:number-columns-repeated="5"/>
        </table:table-row>
        <table:table-row table:style-name="ro2">
          <table:table-cell table:number-columns-repeated="7"/>
        </table:table-row>
        <table:table-row table:style-name="ro3">
          <table:table-cell table:style-name="ce2" office:value-type="string" calcext:value-type="string">
            <text:p><text:span text:style-name="T3">ˉˉˉˉˉ</text:span><text:span text:style-name="T1">X</text:span><text:span text:style-name="T2">a X*a</text:span></text:p>
          </table:table-cell>
          <table:table-cell table:formula="of:=SUMPRODUCT([.B2:.B12];[.D2:.D12])/11" office:value-type="float" office:value="101.723636363636" calcext:value-type="float">
            <text:p>101.7236363636</text:p>
          </table:table-cell>
          <table:table-cell/>
          <table:table-cell table:formula="of:=IF()" office:value-type="string" office:string-value="" calcext:value-type="error">
            <text:p>Err:511</text:p>
          </table:table-cell>
          <table:table-cell table:number-columns-repeated="3"/>
        </table:table-row>
        <table:table-row table:style-name="ro2">
          <table:table-cell table:number-columns-repeated="7"/>
        </table:table-row>
        <table:table-row table:style-name="ro4">
          <table:table-cell table:style-name="ce3" office:value-type="string" calcext:value-type="string">
            <text:p>Dxa</text:p>
          </table:table-cell>
          <table:table-cell table:formula="of:=SUMXMY2([.B2:.B12];[.F2:.F12])/11" office:value-type="float" office:value="41.2350413223141" calcext:value-type="float">
            <text:p>41.2350413223</text:p>
          </table:table-cell>
          <table:table-cell table:number-columns-repeated="5"/>
        </table:table-row>
        <table:table-row table:style-name="ro2">
          <table:table-cell table:number-columns-repeated="7"/>
        </table:table-row>
        <table:table-row table:style-name="ro4">
          <table:table-cell table:style-name="ce3" office:value-type="string" calcext:value-type="string">
            <text:p>Dx*a</text:p>
          </table:table-cell>
          <table:table-cell table:formula="of:==SUMXMY2([.D2:.D12];[.F2:.F12])/11" office:value-type="float" office:value="33.8859504132231" calcext:value-type="float">
            <text:p>33.8859504132</text:p>
          </table:table-cell>
          <table:table-cell table:number-columns-repeated="5"/>
        </table:table-row>
        <table:table-row table:style-name="ro2">
          <table:table-cell table:number-columns-repeated="7"/>
        </table:table-row>
        <table:table-row table:style-name="ro1">
          <table:table-cell table:style-name="ce4" office:value-type="string" calcext:value-type="string">
            <text:p>rxax*a</text:p>
          </table:table-cell>
          <table:table-cell table:formula="of:=([.B20]-[.B16]*[.B18])/SQRT([.B22]*[.B24])" office:value-type="float" office:value="0.906518389248766" calcext:value-type="float">
            <text:p>0.9065183892</text:p>
          </table:table-cell>
          <table:table-cell table:number-columns-repeated="5"/>
        </table:table-row>
        <table:table-row table:style-name="ro2">
          <table:table-cell table:number-columns-repeated="7"/>
        </table:table-row>
        <table:table-row table:style-name="ro4">
          <table:table-cell table:style-name="ce3" office:value-type="string" calcext:value-type="string">
            <text:p>d*aa</text:p>
          </table:table-cell>
          <table:table-cell table:formula="of:=1-[.B26]" office:value-type="float" office:value="0.0934816107512335" calcext:value-type="float">
            <text:p>0.0934816108</text:p>
          </table:table-cell>
          <table:table-cell table:number-columns-repeated="5"/>
        </table:table-row>
        <table:table-row table:style-name="ro2" table:number-rows-repeated="2">
          <table:table-cell table:number-columns-repeated="7"/>
        </table:table-row>
        <table:table-row table:style-name="ro4">
          <table:table-cell table:style-name="ce3" office:value-type="string" calcext:value-type="string">
            <text:p>Xˉп</text:p>
          </table:table-cell>
          <table:table-cell table:style-name="ce9" table:formula="of:=SUM([.C2:.C12])/11" office:value-type="float" office:value="13.3636363636364" calcext:value-type="float">
            <text:p>13.3636363636</text:p>
          </table:table-cell>
          <table:table-cell table:number-columns-repeated="5"/>
        </table:table-row>
        <table:table-row table:style-name="ro2">
          <table:table-cell table:number-columns-repeated="7"/>
        </table:table-row>
        <table:table-row table:style-name="ro3">
          <table:table-cell table:style-name="ce2" office:value-type="string" calcext:value-type="string">
            <text:p><text:span text:style-name="T3">ˉˉˉˉˉ</text:span><text:span text:style-name="T1">Xп</text:span><text:span text:style-name="T2"> X*a</text:span></text:p>
          </table:table-cell>
          <table:table-cell table:style-name="ce9" table:formula="of:=SUMPRODUCT([.C2:.C12];[.D2:.D12])/11" office:value-type="float" office:value="156.418181818182" calcext:value-type="float">
            <text:p>156.4181818182</text:p>
          </table:table-cell>
          <table:table-cell table:number-columns-repeated="5"/>
        </table:table-row>
        <table:table-row table:style-name="ro4">
          <table:table-cell table:style-name="ce2"/>
          <table:table-cell table:number-columns-repeated="6"/>
        </table:table-row>
        <table:table-row table:style-name="ro4">
          <table:table-cell table:style-name="ce2" office:value-type="string" calcext:value-type="string">
            <text:p>Dxп</text:p>
          </table:table-cell>
          <table:table-cell table:style-name="ce9" table:formula="of:=SUMXMY2([.C2:.C12];[.G2:.G12])/11" office:value-type="float" office:value="81.6404958677686" calcext:value-type="float">
            <text:p>81.6404958678</text:p>
          </table:table-cell>
          <table:table-cell table:number-columns-repeated="5"/>
        </table:table-row>
        <table:table-row table:style-name="ro2">
          <table:table-cell table:number-columns-repeated="7"/>
        </table:table-row>
        <table:table-row table:style-name="ro4">
          <table:table-cell table:style-name="ce3" office:value-type="string" calcext:value-type="string">
            <text:p>rx*axп</text:p>
          </table:table-cell>
          <table:table-cell table:formula="of:=([.B33]-[.B31]*[.B18])/SQRT([.B35]*[.B24])" office:value-type="float" office:value="0.881233417701789" calcext:value-type="float">
            <text:p>0.8812334177</text:p>
          </table:table-cell>
          <table:table-cell table:number-columns-repeated="5"/>
        </table:table-row>
        <table:table-row table:style-name="ro2">
          <table:table-cell table:number-columns-repeated="7"/>
        </table:table-row>
        <table:table-row table:style-name="ro4">
          <table:table-cell table:style-name="ce3" office:value-type="string" calcext:value-type="string">
            <text:p>d*пп</text:p>
          </table:table-cell>
          <table:table-cell table:formula="of:=1-[.B37]" office:value-type="float" office:value="0.118766582298211" calcext:value-type="float">
            <text:p>0.1187665823</text:p>
          </table:table-cell>
          <table:table-cell table:number-columns-repeated="5"/>
        </table:table-row>
        <table:table-row table:style-name="ro2">
          <table:table-cell table:number-columns-repeated="7"/>
        </table:table-row>
        <table:table-row table:style-name="ro5">
          <table:table-cell table:style-name="ce5" office:value-type="string" calcext:value-type="string">
            <text:p>dап</text:p>
          </table:table-cell>
          <table:table-cell table:formula="of:=([.B39]+[.B28])/2" office:value-type="float" office:value="0.106124096524722" calcext:value-type="float">
            <text:p>0.1061240965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3">00/00/0000</text:date>, <text:time style:data-style-name="N2" text:time-value="18:36:25.33789427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9T01:31:22.677973738</meta:creation-date>
    <dc:date>2016-12-13T20:25:10.684609214</dc:date>
    <meta:editing-duration>PT15H41M26S</meta:editing-duration>
    <meta:editing-cycles>3</meta:editing-cycles>
    <meta:generator>LibreOffice/5.1.4.2$Linux_X86_64 LibreOffice_project/10m0$Build-2</meta:generator>
    <meta:document-statistic meta:table-count="1" meta:cell-count="98" meta:object-count="0"/>
  </office:meta>
</office:document-meta>
</file>